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C4000000AA7959F87F.eps" manifest:media-type=""/>
  <manifest:file-entry manifest:full-path="Pictures/20000001000001390000012DAA730B4C.svm" manifest:media-type=""/>
  <manifest:file-entry manifest:full-path="Pictures/20000001000001310000012D62166E45.svm" manifest:media-type=""/>
  <manifest:file-entry manifest:full-path="Pictures/2000000100000139000001313B674ADF.svm" manifest:media-type=""/>
  <manifest:file-entry manifest:full-path="Pictures/10000000000000200000002000309F1C.png" manifest:media-type="image/png"/>
  <manifest:file-entry manifest:full-path="Pictures/20000001000004DF000001182901925C.svm" manifest:media-type=""/>
  <manifest:file-entry manifest:full-path="Pictures/20000001000000FE000000FA28DF3A3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0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R+\Delta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341cm" svg:height="2.031cm" svg:x="5.273cm" svg:y="0.722cm">
          <draw:image xlink:href="Pictures/20000002000000C4000000AA7959F87F.eps" xlink:type="simple" xlink:show="embed" xlink:actuate="onLoad">
            <text:p/>
          </draw:image>
        </draw:frame>
        <draw:frame draw:style-name="gr2" draw:text-style-name="P1" draw:layer="layout" svg:width="0.374cm" svg:height="0.365cm" svg:x="6.285cm" svg:y="0.413cm">
          <draw:image xlink:href="Pictures/2000000100000139000001313B674ADF.svm" xlink:type="simple" xlink:show="embed" xlink:actuate="onLoad">
            <text:p/>
          </draw:image>
        </draw:frame>
        <draw:frame draw:style-name="gr3" draw:text-style-name="P1" draw:layer="layout" svg:width="0.365cm" svg:height="0.36cm" svg:x="4.951cm" svg:y="1.545cm">
          <draw:image xlink:href="Pictures/20000001000001310000012D62166E45.svm" xlink:type="simple" xlink:show="embed" xlink:actuate="onLoad">
            <text:p/>
          </draw:image>
        </draw:frame>
        <draw:frame draw:style-name="gr4" draw:text-style-name="P1" draw:layer="layout" svg:width="0.374cm" svg:height="0.36cm" svg:x="7.592cm" svg:y="1.545cm">
          <draw:image xlink:href="Pictures/20000001000001390000012DAA730B4C.svm" xlink:type="simple" xlink:show="embed" xlink:actuate="onLoad">
            <text:p/>
          </draw:image>
        </draw:frame>
        <draw:frame draw:style-name="gr5" draw:text-style-name="P1" draw:layer="layout" svg:width="0.253cm" svg:height="0.249cm" svg:x="5.697cm" svg:y="2.128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253cm" svg:height="0.249cm" svg:x="6.872cm" svg:y="1.073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253cm" svg:height="0.249cm" svg:x="5.697cm" svg:y="1.073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1.246cm" svg:height="0.279cm" svg:x="6.778cm" svg:y="2.098cm">
          <draw:image xlink:href="Pictures/20000001000004DF00000118290192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6T14:50:03</meta:creation-date>
    <meta:editing-duration>PT4M21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3-26T18:36:34</dc:date>
    <dc:creator>kkk </dc:creator>
    <meta:document-statistic meta:object-count="8"/>
    <meta:template xlink:type="simple" xlink:actuate="onRequest" xlink:title="kkkFigures" xlink:href="../../../../.libreoffice/3/user/template/kkkFigures.otg" meta:date="2014-03-26T14:50:01"/>
  </office:meta>
</office:document-meta>
</file>